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T6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T7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T8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T9" style:parent-style-name="Основнойшрифтабзаца" style:family="text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3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4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5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6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7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29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1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2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3" style:parent-style-name="Standard" style:family="paragraph"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34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P35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P36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P37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P38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P39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P40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 fo:language="ru" fo:country="RU"/>
    </style:style>
    <style:style style:name="P41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paragraph-properties fo:text-align="end"/>
      <style:text-properties style:font-name="Times New Roman" fo:font-weight="bold" style:font-weight-asian="bold" style:font-weight-complex="bold" fo:font-size="15pt" style:font-size-asian="15pt" style:font-size-complex="15pt"/>
    </style:style>
    <style:style style:name="P44" style:parent-style-name="Основнойтекст" style:family="paragraph">
      <style:paragraph-properties fo:line-height="150%"/>
      <style:text-properties fo:font-weight="bold" style:font-weight-asian="bold" fo:font-size="15pt" style:font-size-asian="15pt"/>
    </style:style>
    <style:style style:name="T45" style:parent-style-name="Основнойшрифтабзаца" style:family="text">
      <style:text-properties fo:font-style="italic" style:font-style-asian="italic"/>
    </style:style>
    <style:style style:name="P46" style:parent-style-name="Основнойтекст" style:family="paragraph">
      <style:paragraph-properties fo:line-height="150%"/>
      <style:text-properties fo:font-size="15.5pt" style:font-size-asian="15.5pt"/>
    </style:style>
    <style:style style:name="T4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4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1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52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T5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5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5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5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61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62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6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65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6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68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6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72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T7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75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7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79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85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87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TableColumn89" style:family="table-column">
      <style:table-column-properties style:column-width="3.343in"/>
    </style:style>
    <style:style style:name="TableColumn90" style:family="table-column">
      <style:table-column-properties style:column-width="3.343in"/>
    </style:style>
    <style:style style:name="Table88" style:family="table">
      <style:table-properties style:width="6.6861in" fo:margin-left="0in" table:align="righ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9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95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9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9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9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text-align="center"/>
    </style:style>
    <style:style style:name="T102" style:parent-style-name="Основнойшрифтабзаца" style:family="text">
      <style:text-properties style:font-name="Calibri Light" style:font-name-complex="Calibri Light" fo:language="en" fo:country="US"/>
    </style:style>
    <style:style style:name="T103" style:parent-style-name="Основнойшрифтабзаца" style:family="text">
      <style:text-properties style:font-name="Calibri Light" style:font-name-complex="Calibri Light"/>
    </style:style>
    <style:style style:name="T104" style:parent-style-name="Основнойшрифтабзаца" style:family="text">
      <style:text-properties style:font-name="Calibri Light" style:font-name-complex="Calibri Light" fo:language="en" fo:country="US"/>
    </style:style>
    <style:style style:name="T105" style:parent-style-name="Основнойшрифтабзаца" style:family="text">
      <style:text-properties style:font-name="Calibri Light" style:font-name-complex="Calibri Light"/>
    </style:style>
    <style:style style:name="T106" style:parent-style-name="Основнойшрифтабзаца" style:family="text">
      <style:text-properties style:font-name="Calibri Light" style:font-name-complex="Calibri Light" fo:language="en" fo:country="US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10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1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text-align="center"/>
    </style:style>
    <style:style style:name="T113" style:parent-style-name="Основнойшрифтабзаца" style:family="text">
      <style:text-properties style:font-name="Calibri Light" style:font-name-complex="Calibri Light" fo:language="ru" fo:country="RU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1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1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" style:family="paragraph">
      <style:paragraph-properties fo:text-align="center"/>
      <style:text-properties style:font-name="Calibri Light" style:font-name-complex="Calibri Light" fo:language="ru" fo:country="RU"/>
    </style:style>
    <style:style style:name="P122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T12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2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25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2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2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128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12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3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135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136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P137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P138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T139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4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141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143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144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145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146" style:parent-style-name="Обычный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ableColumn148" style:family="table-column">
      <style:table-column-properties style:column-width="0.5083in" style:use-optimal-column-width="false"/>
    </style:style>
    <style:style style:name="TableColumn149" style:family="table-column">
      <style:table-column-properties style:column-width="0.4986in" style:use-optimal-column-width="false"/>
    </style:style>
    <style:style style:name="TableColumn150" style:family="table-column">
      <style:table-column-properties style:column-width="0.9354in" style:use-optimal-column-width="false"/>
    </style:style>
    <style:style style:name="TableColumn151" style:family="table-column">
      <style:table-column-properties style:column-width="0.9729in" style:use-optimal-column-width="false"/>
    </style:style>
    <style:style style:name="TableColumn152" style:family="table-column">
      <style:table-column-properties style:column-width="2.7951in" style:use-optimal-column-width="false"/>
    </style:style>
    <style:style style:name="TableColumn153" style:family="table-column">
      <style:table-column-properties style:column-width="2.3625in" style:use-optimal-column-width="false"/>
    </style:style>
    <style:style style:name="Table147" style:family="table">
      <style:table-properties style:width="8.0729in" fo:margin-left="-0.693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156" style:parent-style-name="Обычный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Cell1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8" style:parent-style-name="Обычный" style:family="paragraph">
      <style:text-properties style:font-name="Times New Roman" style:font-name-complex="Times New Roman" fo:font-weight="bold" style:font-weight-asian="bold" style:font-weight-complex="bold" fo:font-size="8pt" style:font-size-asian="8pt" style:font-size-complex="8pt" fo:language="ru" fo:country="RU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0" style:parent-style-name="Обычный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2" style:parent-style-name="Обычный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4" style:parent-style-name="Обычный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66" style:parent-style-name="Обычный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169" style:parent-style-name="Обычный" style:family="paragraph">
      <style:text-properties style:font-name="Times New Roman" style:font-name-complex="Times New Roman" fo:language="ru" fo:country="RU"/>
    </style:style>
    <style:style style:name="TableCell1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1" style:parent-style-name="Обычный" style:family="paragraph">
      <style:text-properties style:font-name="Times New Roman" style:font-name-complex="Times New Roman" fo:language="ru" fo:country="RU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Обычный" style:family="paragraph">
      <style:text-properties style:font-name="Times New Roman" style:font-name-complex="Times New Roman" fo:language="ru" fo:country="RU"/>
    </style:style>
    <style:style style:name="TableCell1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5" style:parent-style-name="Обычный" style:family="paragraph">
      <style:text-properties style:font-name="Times New Roman" style:font-name-complex="Times New Roman" fo:language="ru" fo:country="RU"/>
    </style:style>
    <style:style style:name="TableCell1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77" style:parent-style-name="Основнойшрифтабзаца" style:family="text">
      <style:text-properties style:font-name="Times New Roman" style:font-name-complex="Times New Roman" fo:language="ru" fo:country="RU"/>
    </style:style>
    <style:style style:name="T1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17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8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1" style:parent-style-name="Обычный" style:family="paragraph">
      <style:text-properties style:font-name="Times New Roman" style:font-name-complex="Times New Roman" fo:language="ru" fo:country="RU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184" style:parent-style-name="Обычный" style:family="paragraph">
      <style:text-properties style:font-name="Times New Roman" style:font-name-complex="Times New Roman" fo:language="ru" fo:country="RU"/>
    </style:style>
    <style:style style:name="TableCell1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6" style:parent-style-name="Обычный" style:family="paragraph">
      <style:text-properties style:font-name="Times New Roman" style:font-name-complex="Times New Roman" fo:language="ru" fo:country="RU"/>
    </style:style>
    <style:style style:name="TableCell18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88" style:parent-style-name="Обычный" style:family="paragraph">
      <style:text-properties style:font-name="Times New Roman" style:font-name-complex="Times New Roman" fo:language="ru" fo:country="RU"/>
    </style:style>
    <style:style style:name="TableCell18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0" style:parent-style-name="Обычный" style:family="paragraph">
      <style:text-properties style:font-name="Times New Roman" style:font-name-complex="Times New Roman" fo:language="ru" fo:country="RU"/>
    </style:style>
    <style:style style:name="TableCell1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92" style:parent-style-name="Основнойшрифтабзаца" style:family="text">
      <style:text-properties style:font-name="Times New Roman" style:font-name-complex="Times New Roman" fo:language="ru" fo:country="RU"/>
    </style:style>
    <style:style style:name="T19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19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19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96" style:parent-style-name="Обычный" style:family="paragraph">
      <style:text-properties style:font-name="Times New Roman" style:font-name-complex="Times New Roman" fo:language="ru" fo:country="RU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199" style:parent-style-name="Обычный" style:family="paragraph">
      <style:text-properties style:font-name="Times New Roman" style:font-name-complex="Times New Roman" fo:language="ru" fo:country="RU"/>
    </style:style>
    <style:style style:name="TableCell2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1" style:parent-style-name="Обычный" style:family="paragraph">
      <style:text-properties style:font-name="Times New Roman" style:font-name-complex="Times New Roman" fo:language="ru" fo:country="RU"/>
    </style:style>
    <style:style style:name="TableCell2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3" style:parent-style-name="Обычный" style:family="paragraph">
      <style:text-properties style:font-name="Times New Roman" style:font-name-complex="Times New Roman" fo:language="ru" fo:country="RU"/>
    </style:style>
    <style:style style:name="TableCell2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05" style:parent-style-name="Обычный" style:family="paragraph">
      <style:text-properties style:font-name="Times New Roman" style:font-name-complex="Times New Roman" fo:language="ru" fo:country="RU"/>
    </style:style>
    <style:style style:name="TableCell2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07" style:parent-style-name="Основнойшрифтабзаца" style:family="text">
      <style:text-properties style:font-name="Times New Roman" style:font-name-complex="Times New Roman" fo:language="ru" fo:country="RU"/>
    </style:style>
    <style:style style:name="T2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20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1" style:parent-style-name="Обычный" style:family="paragraph">
      <style:text-properties style:font-name="Times New Roman" style:font-name-complex="Times New Roman" fo:language="ru" fo:country="RU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214" style:parent-style-name="Обычный" style:family="paragraph">
      <style:text-properties style:font-name="Times New Roman" style:font-name-complex="Times New Roman" fo:language="ru" fo:country="RU"/>
    </style:style>
    <style:style style:name="TableCell2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6" style:parent-style-name="Обычный" style:family="paragraph">
      <style:text-properties style:font-name="Times New Roman" style:font-name-complex="Times New Roman" fo:language="ru" fo:country="RU"/>
    </style:style>
    <style:style style:name="TableCell2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18" style:parent-style-name="Обычный" style:family="paragraph">
      <style:text-properties style:font-name="Times New Roman" style:font-name-complex="Times New Roman" fo:language="ru" fo:country="RU"/>
    </style:style>
    <style:style style:name="TableCell21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0" style:parent-style-name="Обычный" style:family="paragraph">
      <style:text-properties style:font-name="Times New Roman" style:font-name-complex="Times New Roman" fo:language="ru" fo:country="RU"/>
    </style:style>
    <style:style style:name="TableCell2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22" style:parent-style-name="Основнойшрифтабзаца" style:family="text">
      <style:text-properties style:font-name="Times New Roman" style:font-name-complex="Times New Roman" fo:language="ru" fo:country="RU"/>
    </style:style>
    <style:style style:name="T2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22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6" style:parent-style-name="Обычный" style:family="paragraph">
      <style:text-properties style:font-name="Times New Roman" style:font-name-complex="Times New Roman" fo:language="ru" fo:country="RU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229" style:parent-style-name="Обычный" style:family="paragraph">
      <style:text-properties style:font-name="Times New Roman" style:font-name-complex="Times New Roman" fo:language="ru" fo:country="RU"/>
    </style:style>
    <style:style style:name="TableCell2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1" style:parent-style-name="Обычный" style:family="paragraph">
      <style:text-properties style:font-name="Times New Roman" style:font-name-complex="Times New Roman" fo:language="ru" fo:country="RU"/>
    </style:style>
    <style:style style:name="TableCell2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3" style:parent-style-name="Обычный" style:family="paragraph">
      <style:text-properties style:font-name="Times New Roman" style:font-name-complex="Times New Roman" fo:language="ru" fo:country="RU"/>
    </style:style>
    <style:style style:name="TableCell2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35" style:parent-style-name="Обычный" style:family="paragraph">
      <style:text-properties style:font-name="Times New Roman" style:font-name-complex="Times New Roman" fo:language="ru" fo:country="RU"/>
    </style:style>
    <style:style style:name="TableCell2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37" style:parent-style-name="Основнойшрифтабзаца" style:family="text">
      <style:text-properties style:font-name="Times New Roman" style:font-name-complex="Times New Roman" fo:language="ru" fo:country="RU"/>
    </style:style>
    <style:style style:name="T2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23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1" style:parent-style-name="Обычный" style:family="paragraph">
      <style:text-properties style:font-name="Times New Roman" style:font-name-complex="Times New Roman" fo:language="ru" fo:country="RU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244" style:parent-style-name="Обычный" style:family="paragraph">
      <style:text-properties style:font-name="Times New Roman" style:font-name-complex="Times New Roman" fo:language="ru" fo:country="RU"/>
    </style:style>
    <style:style style:name="TableCell2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6" style:parent-style-name="Обычный" style:family="paragraph">
      <style:text-properties style:font-name="Times New Roman" style:font-name-complex="Times New Roman" fo:language="ru" fo:country="RU"/>
    </style:style>
    <style:style style:name="TableCell2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48" style:parent-style-name="Обычный" style:family="paragraph">
      <style:text-properties style:font-name="Times New Roman" style:font-name-complex="Times New Roman" fo:language="ru" fo:country="RU"/>
    </style:style>
    <style:style style:name="TableCell2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0" style:parent-style-name="Обычный" style:family="paragraph">
      <style:text-properties style:font-name="Times New Roman" style:font-name-complex="Times New Roman" fo:language="ru" fo:country="RU"/>
    </style:style>
    <style:style style:name="TableCell2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52" style:parent-style-name="Основнойшрифтабзаца" style:family="text">
      <style:text-properties style:font-name="Times New Roman" style:font-name-complex="Times New Roman" fo:language="ru" fo:country="RU"/>
    </style:style>
    <style:style style:name="T25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25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6" style:parent-style-name="Обычный" style:family="paragraph">
      <style:text-properties style:font-name="Times New Roman" style:font-name-complex="Times New Roman" fo:language="ru" fo:country="RU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259" style:parent-style-name="Обычный" style:family="paragraph">
      <style:text-properties style:font-name="Times New Roman" style:font-name-complex="Times New Roman" fo:language="ru" fo:country="RU"/>
    </style:style>
    <style:style style:name="TableCell2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1" style:parent-style-name="Обычный" style:family="paragraph">
      <style:text-properties style:font-name="Times New Roman" style:font-name-complex="Times New Roman" fo:language="ru" fo:country="RU"/>
    </style:style>
    <style:style style:name="TableCell2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3" style:parent-style-name="Обычный" style:family="paragraph">
      <style:text-properties style:font-name="Times New Roman" style:font-name-complex="Times New Roman" fo:language="ru" fo:country="RU"/>
    </style:style>
    <style:style style:name="TableCell2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5" style:parent-style-name="Обычный" style:family="paragraph">
      <style:text-properties style:font-name="Times New Roman" style:font-name-complex="Times New Roman" fo:language="ru" fo:country="RU"/>
    </style:style>
    <style:style style:name="TableCell2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67" style:parent-style-name="Основнойшрифтабзаца" style:family="text">
      <style:text-properties style:font-name="Times New Roman" style:font-name-complex="Times New Roman" fo:language="ru" fo:country="RU"/>
    </style:style>
    <style:style style:name="T2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26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7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1" style:parent-style-name="Обычный" style:family="paragraph">
      <style:text-properties style:font-name="Times New Roman" style:font-name-complex="Times New Roman" fo:language="ru" fo:country="RU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274" style:parent-style-name="Обычный" style:family="paragraph">
      <style:text-properties style:font-name="Times New Roman" style:font-name-complex="Times New Roman" fo:language="ru" fo:country="RU"/>
    </style:style>
    <style:style style:name="TableCell27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6" style:parent-style-name="Обычный" style:family="paragraph">
      <style:text-properties style:font-name="Times New Roman" style:font-name-complex="Times New Roman" fo:language="ru" fo:country="RU"/>
    </style:style>
    <style:style style:name="TableCell27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8" style:parent-style-name="Обычный" style:family="paragraph">
      <style:text-properties style:font-name="Times New Roman" style:font-name-complex="Times New Roman" fo:language="ru" fo:country="RU"/>
    </style:style>
    <style:style style:name="TableCell27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0" style:parent-style-name="Обычный" style:family="paragraph">
      <style:text-properties style:font-name="Times New Roman" style:font-name-complex="Times New Roman" fo:language="ru" fo:country="RU"/>
    </style:style>
    <style:style style:name="TableCell2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82" style:parent-style-name="Основнойшрифтабзаца" style:family="text">
      <style:text-properties style:font-name="Times New Roman" style:font-name-complex="Times New Roman" fo:language="ru" fo:country="RU"/>
    </style:style>
    <style:style style:name="T2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284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28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6" style:parent-style-name="Обычный" style:family="paragraph">
      <style:text-properties style:font-name="Times New Roman" style:font-name-complex="Times New Roman" fo:language="ru" fo:country="RU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style:vertical-align="middle" fo:padding-top="0.0104in" fo:padding-left="0in" fo:padding-bottom="0.0104in" fo:padding-right="0.0104in"/>
    </style:style>
    <style:style style:name="P289" style:parent-style-name="Обычный" style:family="paragraph">
      <style:text-properties style:font-name="Times New Roman" style:font-name-complex="Times New Roman" fo:language="ru" fo:country="RU"/>
    </style:style>
    <style:style style:name="TableCell2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1" style:parent-style-name="Обычный" style:family="paragraph">
      <style:text-properties style:font-name="Times New Roman" style:font-name-complex="Times New Roman" fo:language="ru" fo:country="RU"/>
    </style:style>
    <style:style style:name="TableCell2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3" style:parent-style-name="Обычный" style:family="paragraph">
      <style:text-properties style:font-name="Times New Roman" style:font-name-complex="Times New Roman" fo:language="ru" fo:country="RU"/>
    </style:style>
    <style:style style:name="TableCell2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5" style:parent-style-name="Обычный" style:family="paragraph">
      <style:text-properties style:font-name="Times New Roman" style:font-name-complex="Times New Roman" fo:language="ru" fo:country="RU"/>
    </style:style>
    <style:style style:name="TableCell2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297" style:parent-style-name="Основнойшрифтабзаца" style:family="text">
      <style:text-properties style:font-name="Times New Roman" style:font-name-complex="Times New Roman" fo:language="ru" fo:country="RU"/>
    </style:style>
    <style:style style:name="T2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29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3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1" style:parent-style-name="Обычный" style:family="paragraph">
      <style:text-properties style:font-name="Times New Roman" style:font-name-complex="Times New Roman" fo:language="ru" fo:country="RU"/>
    </style:style>
    <style:style style:name="P302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3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0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0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0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1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12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1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315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16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T317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1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P319" style:parent-style-name="Обычный" style:family="paragraph"/>
    <style:style style:name="T32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22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323" style:parent-style-name="Обычный" style:family="paragraph"/>
    <style:style style:name="T324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2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327" style:parent-style-name="Обычный" style:family="paragraph"/>
    <style:style style:name="T328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T3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T330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ru" fo:country="RU"/>
    </style:style>
    <style:style style:name="P331" style:parent-style-name="Обычный" style:family="paragraph">
      <style:text-properties style:font-name="Times New Roman" style:font-name-complex="Times New Roman" fo:font-size="16pt" style:font-size-asian="16pt" style:font-size-complex="16pt" fo:language="ru" fo:country="RU"/>
    </style:style>
    <style:style style:name="P332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  <style:style style:name="P333" style:parent-style-name="Обычный" style:family="paragraph">
      <style:text-properties style:font-name="Times New Roman" style:font-name-complex="Times New Roman" fo:font-size="16pt" style:font-size-asian="16pt" style:font-size-complex="16pt" fo:language="en" fo:country="US"/>
    </style:style>
  </office:automatic-styles>
  <office:body>
    <office:text text:use-soft-page-breaks="true">
      <text:p text:style-name="P1"><text:bookmark-start text:name="_TOC_250014"/><text:bookmark-start text:name="_Toc159081247"/><text:bookmark-start text:name="_Hlk190961791"/>Поволжский государственный университет телекоммуникаций и информатики</text:p>
      <text:p text:style-name="P2"/>
      <text:p text:style-name="P3"><text:span text:style-name="T4">Отчёт по дисциплине «</text:span><text:span text:style-name="T5">Проектирование</text:span><text:span text:style-name="T6"><text:s/>и модулирование компьютерных</text:span><text:span text:style-name="T7"><text:s/>сетей</text:span><text:span text:style-name="T8"><text:s/></text:span><text:span text:style-name="T9">»</text:span></text:p>
      <text:p text:style-name="P10"/>
      <text:h text:style-name="Заголовок1" text:outline-level="1">Лабораторная работа №2. Проектирование схемы IP адресации корпоративной сети</text:h>
      <text:p text:style-name="P11"><text:tab/><text:tab/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Выполнил студент группы ИВТ-23</text:p>
      <text:p text:style-name="P43">Ермишин Максим</text:p>
      <text:p text:style-name="P44"><text:bookmark-end text:name="_TOC_250014"/><text:bookmark-end text:name="_Toc159081247"/><text:bookmark-end text:name="_Hlk190961791"/></text:p>
      <text:soft-page-break/>
      <text:p text:style-name="Обычный"><text:span text:style-name="T45">Цель работы.<text:s/></text:span>Изучение процесса формирования IP-пространства крупных сетей, получение навыков вычисления подсетей.</text:p>
      <text:p text:style-name="P46"/>
      <text:p text:style-name="Обычный"><text:span text:style-name="T47">Задание 1</text:span><text:span text:style-name="T48">:<text:s/></text:span><text:span text:style-name="T49">Анализ<text:s/></text:span><text:span text:style-name="T50">IP<text:s/></text:span><text:span text:style-name="T51">адреса и маски<text:s/></text:span></text:p>
      <text:p text:style-name="P52"/>
      <text:p text:style-name="Обычный"><text:span text:style-name="T53">Вариант</text:span><text:span text:style-name="T54">: 7<text:s/></text:span></text:p>
      <text:p text:style-name="Обычный"><text:span text:style-name="T55">IP-</text:span><text:span text:style-name="T56">адрес</text:span><text:span text:style-name="T57">:<text:s/></text:span><text:span text:style-name="T58">10.129.56.52</text:span></text:p>
      <text:p text:style-name="Обычный"><text:span text:style-name="T59">Маска</text:span><text:span text:style-name="T60">: 255.255.254.0</text:span></text:p>
      <text:p text:style-name="P61"/>
      <text:p text:style-name="Обычный"><text:span text:style-name="T62">1.</text:span><text:span text:style-name="T63">Длина префикса</text:span><text:span text:style-name="T64">:</text:span></text:p>
      <text:p text:style-name="P65"/>
      <text:p text:style-name="Обычный"><text:span text:style-name="T66">Маска <text:s/>255.255.254.0 в двоичном виде</text:span><text:span text:style-name="T67">:</text:span></text:p>
      <text:p text:style-name="P68"/>
      <text:p text:style-name="Обычный"><text:span text:style-name="T69">11111111.</text:span><text:s/><text:span text:style-name="T70">11111111.</text:span><text:s/><text:span text:style-name="T71">11111110.00000000. 00000000</text:span></text:p>
      <text:p text:style-name="P72"/>
      <text:p text:style-name="Обычный"><text:span text:style-name="T73">Количество единиц 23, значит длина префикса<text:s/></text:span><text:span text:style-name="T74">/23</text:span></text:p>
      <text:p text:style-name="P75"/>
      <text:p text:style-name="Обычный"><text:span text:style-name="T76">2<text:s/></text:span><text:span text:style-name="T77">Определение базового адреса сети</text:span><text:span text:style-name="T78">:</text:span></text:p>
      <text:p text:style-name="P79"/>
      <text:p text:style-name="Обычный"><text:span text:style-name="T80">Выполним побитовое И (</text:span><text:span text:style-name="T81">and</text:span><text:span text:style-name="T82">)</text:span><text:span text:style-name="T83"><text:s/></text:span><text:span text:style-name="T84">между<text:s/></text:span><text:span text:style-name="T85">IP-</text:span><text:span text:style-name="T86">адресом и маской</text:span></text:p>
      <text:p text:style-name="P87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Обычный"><text:span text:style-name="T93">IP-</text:span><text:span text:style-name="T94">адрес</text:span><text:span text:style-name="T95">: <text:s/></text:span><text:span text:style-name="T96">10.129.56.52 <text:s text:c="7"/></text:span><text:span text:style-name="T97"><text:s/></text:span><text:span text:style-name="T98">-&gt;</text:span><text:span text:style-name="T99"><text:s text:c="2"/></text:span></text:p>
          </table:table-cell>
          <table:table-cell table:style-name="TableCell100">
            <text:p text:style-name="P101"><text:span text:style-name="T102">00001010.10000001.</text:span><text:span text:style-name="T103">00</text:span><text:span text:style-name="T104">111000.</text:span><text:span text:style-name="T105">00</text:span><text:span text:style-name="T106">110100</text:span></text:p>
          </table:table-cell>
        </table:table-row>
        <table:table-row table:style-name="TableRow107">
          <table:table-cell table:style-name="TableCell108">
            <text:p text:style-name="Обычный"><text:span text:style-name="T109">Маска</text:span><text:span text:style-name="T110">: <text:s text:c="5"/>255.255.254.0 <text:s text:c="5"/>-&gt; <text:s text:c="2"/></text:span></text:p>
          </table:table-cell>
          <table:table-cell table:style-name="TableCell111">
            <text:p text:style-name="P112"><text:span text:style-name="T113">11111111.11111111.11111110.00000000</text:span></text:p>
          </table:table-cell>
        </table:table-row>
        <table:table-row table:style-name="TableRow114">
          <table:table-cell table:style-name="TableCell115">
            <text:p text:style-name="Обычный"><text:span text:style-name="T116">Сеть:<text:s/></text:span><text:span text:style-name="T117"><text:s text:c="8"/></text:span><text:span text:style-name="T118">10.129</text:span><text:s/><text:span text:style-name="T119">56.0</text:span></text:p>
          </table:table-cell>
          <table:table-cell table:style-name="TableCell120">
            <text:p text:style-name="P121">00001010.10000001.00111000.00000000</text:p>
          </table:table-cell>
        </table:table-row>
      </table:table>
      <text:p text:style-name="P122"/>
      <text:p text:style-name="Обычный"><text:span text:style-name="T123">Базовый адрес сети</text:span><text:span text:style-name="T124">:<text:s/></text:span><text:span text:style-name="T125">10.129</text:span><text:s/><text:span text:style-name="T126">56.0</text:span><text:span text:style-name="T127">/23</text:span></text:p>
      <text:p text:style-name="P128"/>
      <text:p text:style-name="Обычный"><text:span text:style-name="T129">3.<text:s/></text:span><text:span text:style-name="T130">Диапозон<text:s/></text:span><text:span text:style-name="T131">IP<text:s/></text:span><text:span text:style-name="T132">адресов в сети</text:span></text:p>
      <text:p text:style-name="Обычный"><text:span text:style-name="T133">Количество хостовых адресов</text:span><text:span text:style-name="T134">:</text:span></text:p>
      <text:p text:style-name="P135">2(32-13)-2=219-2=5242862^{(32-13)}-2 = 2^{19}-2=524286</text:p>
      <text:p text:style-name="P136"/>
      <text:p text:style-name="P137">10.129.56.1 – 10.129.57.255</text:p>
      <text:p text:style-name="P138"/>
      <text:p text:style-name="Обычный"><text:span text:style-name="T139">4. Определение широковещательного адреса (</text:span><text:span text:style-name="T140">Broadcast address</text:span><text:span text:style-name="T141">)</text:span></text:p>
      <text:p text:style-name="Обычный"><text:span text:style-name="T142">Установим все биты хвостовой части на 1</text:span><text:span text:style-name="T143">:</text:span></text:p>
      <text:p text:style-name="P144">Broadcast: 10.129.57.255</text:p>
      <text:p text:style-name="P145"/>
      <text:p text:style-name="P146">Таблица распределения подсетей: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header-rows>
          <table:table-row table:style-name="TableRow154">
            <table:table-cell table:style-name="TableCell155">
              <text:soft-page-break/>
              <text:p text:style-name="P156">Подсеть</text:p>
            </table:table-cell>
            <table:table-cell table:style-name="TableCell157">
              <text:p text:style-name="P158">Количество хостов</text:p>
            </table:table-cell>
            <table:table-cell table:style-name="TableCell159">
              <text:p text:style-name="P160">Маска</text:p>
            </table:table-cell>
            <table:table-cell table:style-name="TableCell161">
              <text:p text:style-name="P162">Адрес подсети</text:p>
            </table:table-cell>
            <table:table-cell table:style-name="TableCell163">
              <text:p text:style-name="P164">Двоичное представление IP</text:p>
            </table:table-cell>
            <table:table-cell table:style-name="TableCell165">
              <text:p text:style-name="P166">Двоичное представление маски</text:p>
            </table:table-cell>
          </table:table-row>
        </table:table-header-rows>
        <table:table-row table:style-name="TableRow167">
          <table:table-cell table:style-name="TableCell168">
            <text:p text:style-name="P169">Core</text:p>
          </table:table-cell>
          <table:table-cell table:style-name="TableCell170">
            <text:p text:style-name="P171">14</text:p>
          </table:table-cell>
          <table:table-cell table:style-name="TableCell172">
            <text:p text:style-name="P173">255.255.255.0</text:p>
          </table:table-cell>
          <table:table-cell table:style-name="TableCell174">
            <text:p text:style-name="P175">10.129.56.0/24</text:p>
          </table:table-cell>
          <table:table-cell table:style-name="TableCell176">
            <text:p text:style-name="Обычный"><text:span text:style-name="T177">00001010.10000001.00111000.</text:span><text:span text:style-name="T178">000</text:span><text:span text:style-name="T179">00000</text:span></text:p>
          </table:table-cell>
          <table:table-cell table:style-name="TableCell180">
            <text:p text:style-name="P181">11111111.11111111.11111111.00000000</text:p>
          </table:table-cell>
        </table:table-row>
        <table:table-row table:style-name="TableRow182">
          <table:table-cell table:style-name="TableCell183">
            <text:p text:style-name="P184">Servers</text:p>
          </table:table-cell>
          <table:table-cell table:style-name="TableCell185">
            <text:p text:style-name="P186">8</text:p>
          </table:table-cell>
          <table:table-cell table:style-name="TableCell187">
            <text:p text:style-name="P188">255.255.255.240</text:p>
          </table:table-cell>
          <table:table-cell table:style-name="TableCell189">
            <text:p text:style-name="P190">10.129.56.32/28</text:p>
          </table:table-cell>
          <table:table-cell table:style-name="TableCell191">
            <text:p text:style-name="Обычный"><text:span text:style-name="T192">00001010.10000001.00111000.</text:span><text:span text:style-name="T193">001</text:span><text:span text:style-name="T194">00000</text:span></text:p>
          </table:table-cell>
          <table:table-cell table:style-name="TableCell195">
            <text:p text:style-name="P196">11111111.11111111.11111111.11110000</text:p>
          </table:table-cell>
        </table:table-row>
        <table:table-row table:style-name="TableRow197">
          <table:table-cell table:style-name="TableCell198">
            <text:p text:style-name="P199">Dept.1</text:p>
          </table:table-cell>
          <table:table-cell table:style-name="TableCell200">
            <text:p text:style-name="P201">25</text:p>
          </table:table-cell>
          <table:table-cell table:style-name="TableCell202">
            <text:p text:style-name="P203">255.255.255.192</text:p>
          </table:table-cell>
          <table:table-cell table:style-name="TableCell204">
            <text:p text:style-name="P205">10.129.56.64/26</text:p>
          </table:table-cell>
          <table:table-cell table:style-name="TableCell206">
            <text:p text:style-name="Обычный"><text:span text:style-name="T207">00001010.10000001.00111000.</text:span><text:span text:style-name="T208">010</text:span><text:span text:style-name="T209">00000</text:span></text:p>
          </table:table-cell>
          <table:table-cell table:style-name="TableCell210">
            <text:p text:style-name="P211">11111111.11111111.11111111.11000000</text:p>
          </table:table-cell>
        </table:table-row>
        <table:table-row table:style-name="TableRow212">
          <table:table-cell table:style-name="TableCell213">
            <text:p text:style-name="P214">Dept.2</text:p>
          </table:table-cell>
          <table:table-cell table:style-name="TableCell215">
            <text:p text:style-name="P216">14</text:p>
          </table:table-cell>
          <table:table-cell table:style-name="TableCell217">
            <text:p text:style-name="P218">255.255.255.224</text:p>
          </table:table-cell>
          <table:table-cell table:style-name="TableCell219">
            <text:p text:style-name="P220">10.129.56.128/27</text:p>
          </table:table-cell>
          <table:table-cell table:style-name="TableCell221">
            <text:p text:style-name="Обычный"><text:span text:style-name="T222">00001010.10000001.00111000.</text:span><text:span text:style-name="T223">100</text:span><text:span text:style-name="T224">00000</text:span></text:p>
          </table:table-cell>
          <table:table-cell table:style-name="TableCell225">
            <text:p text:style-name="P226">11111111.11111111.11111111.11100000</text:p>
          </table:table-cell>
        </table:table-row>
        <table:table-row table:style-name="TableRow227">
          <table:table-cell table:style-name="TableCell228">
            <text:p text:style-name="P229">Branch 1</text:p>
          </table:table-cell>
          <table:table-cell table:style-name="TableCell230">
            <text:p text:style-name="P231">12</text:p>
          </table:table-cell>
          <table:table-cell table:style-name="TableCell232">
            <text:p text:style-name="P233">255.255.255.240</text:p>
          </table:table-cell>
          <table:table-cell table:style-name="TableCell234">
            <text:p text:style-name="P235">10.129.56.160/28</text:p>
          </table:table-cell>
          <table:table-cell table:style-name="TableCell236">
            <text:p text:style-name="Обычный"><text:span text:style-name="T237">00001010.10000001.00111000.</text:span><text:span text:style-name="T238">101</text:span><text:span text:style-name="T239">00000</text:span></text:p>
          </table:table-cell>
          <table:table-cell table:style-name="TableCell240">
            <text:p text:style-name="P241">11111111.11111111.11111111.11110000</text:p>
          </table:table-cell>
        </table:table-row>
        <table:table-row table:style-name="TableRow242">
          <table:table-cell table:style-name="TableCell243">
            <text:p text:style-name="P244">Branch 2</text:p>
          </table:table-cell>
          <table:table-cell table:style-name="TableCell245">
            <text:p text:style-name="P246">9</text:p>
          </table:table-cell>
          <table:table-cell table:style-name="TableCell247">
            <text:p text:style-name="P248">255.255.255.240</text:p>
          </table:table-cell>
          <table:table-cell table:style-name="TableCell249">
            <text:p text:style-name="P250">10.129.56.176/28</text:p>
          </table:table-cell>
          <table:table-cell table:style-name="TableCell251">
            <text:p text:style-name="Обычный"><text:span text:style-name="T252">00001010.10000001.00111000.</text:span><text:span text:style-name="T253">101</text:span><text:span text:style-name="T254">10000</text:span></text:p>
          </table:table-cell>
          <table:table-cell table:style-name="TableCell255">
            <text:p text:style-name="P256">11111111.11111111.11111111.11110000</text:p>
          </table:table-cell>
        </table:table-row>
        <table:table-row table:style-name="TableRow257">
          <table:table-cell table:style-name="TableCell258">
            <text:p text:style-name="P259">Резерв (Dept.3)</text:p>
          </table:table-cell>
          <table:table-cell table:style-name="TableCell260">
            <text:p text:style-name="P261">15</text:p>
          </table:table-cell>
          <table:table-cell table:style-name="TableCell262">
            <text:p text:style-name="P263">255.255.255.240</text:p>
          </table:table-cell>
          <table:table-cell table:style-name="TableCell264">
            <text:p text:style-name="P265">10.129.56.192/28</text:p>
          </table:table-cell>
          <table:table-cell table:style-name="TableCell266">
            <text:p text:style-name="Обычный"><text:span text:style-name="T267">00001010.10000001.00111000.</text:span><text:span text:style-name="T268">110</text:span><text:span text:style-name="T269">00000</text:span></text:p>
          </table:table-cell>
          <table:table-cell table:style-name="TableCell270">
            <text:p text:style-name="P271">11111111.11111111.11111111.11110000</text:p>
          </table:table-cell>
        </table:table-row>
        <table:table-row table:style-name="TableRow272">
          <table:table-cell table:style-name="TableCell273">
            <text:p text:style-name="P274">Резерв (Branch 3)</text:p>
          </table:table-cell>
          <table:table-cell table:style-name="TableCell275">
            <text:p text:style-name="P276">12</text:p>
          </table:table-cell>
          <table:table-cell table:style-name="TableCell277">
            <text:p text:style-name="P278">255.255.255.240</text:p>
          </table:table-cell>
          <table:table-cell table:style-name="TableCell279">
            <text:p text:style-name="P280">10.129.56.208/28</text:p>
          </table:table-cell>
          <table:table-cell table:style-name="TableCell281">
            <text:p text:style-name="Обычный"><text:span text:style-name="T282">00001010.10000001.00111000.</text:span><text:span text:style-name="T283">110</text:span><text:span text:style-name="T284">10000</text:span></text:p>
          </table:table-cell>
          <table:table-cell table:style-name="TableCell285">
            <text:p text:style-name="P286">11111111.11111111.11111111.11110000</text:p>
          </table:table-cell>
        </table:table-row>
        <table:table-row table:style-name="TableRow287">
          <table:table-cell table:style-name="TableCell288">
            <text:p text:style-name="P289">Резерв (Branch 4)</text:p>
          </table:table-cell>
          <table:table-cell table:style-name="TableCell290">
            <text:p text:style-name="P291">12</text:p>
          </table:table-cell>
          <table:table-cell table:style-name="TableCell292">
            <text:p text:style-name="P293">255.255.255.240</text:p>
          </table:table-cell>
          <table:table-cell table:style-name="TableCell294">
            <text:p text:style-name="P295">10.129.56.224/28</text:p>
          </table:table-cell>
          <table:table-cell table:style-name="TableCell296">
            <text:p text:style-name="Обычный"><text:span text:style-name="T297">00001010.10000001.00111000.</text:span><text:span text:style-name="T298">111</text:span><text:span text:style-name="T299">00000</text:span></text:p>
          </table:table-cell>
          <table:table-cell table:style-name="TableCell300">
            <text:p text:style-name="P301">11111111.11111111.11111111.11110000</text:p>
          </table:table-cell>
        </table:table-row>
      </table:table>
      <text:p text:style-name="P302"/>
      <text:p text:style-name="Обычный"><text:span text:style-name="T303">Core:</text:span><text:span text:style-name="T304"> Выделена подсеть /27 (30 хостов) для обеспечения масштабируемости.</text:span></text:p>
      <text:p text:style-name="Обычный"><text:span text:style-name="T305">Servers:</text:span><text:span text:style-name="T306"> Выделена подсеть /28 (16 хостов) с запасом.</text:span></text:p>
      <text:p text:style-name="Обычный"><text:span text:style-name="T307">Dept.1:</text:span><text:span text:style-name="T308"> Выделена подсеть /26 (62 хоста) для учета возможного расширения.</text:span></text:p>
      <text:p text:style-name="Обычный"><text:span text:style-name="T309">Dept.2:</text:span><text:span text:style-name="T310"> Выделена подсеть /27 (30 хостов).</text:span></text:p>
      <text:p text:style-name="Обычный"><text:span text:style-name="T311">Branch 1 и Branch 2:</text:span><text:span text:style-name="T312"> Выделены подсети /28 (16 хостов) для филиалов.</text:span></text:p>
      <text:p text:style-name="Обычный"><text:span text:style-name="T313">Резерв:</text:span><text:span text:style-name="T314"> Оставлено место для будущих отделов и филиалов.</text:span></text:p>
      <text:p text:style-name="P315"/>
      <text:p text:style-name="P316"/>
      <text:p text:style-name="Обычный"><text:span text:style-name="T317">Вывод</text:span><text:span text:style-name="T318">:</text:span></text:p>
      <text:list text:style-name="LFO1" text:continue-numbering="true">
        <text:list-item>
          <text:p text:style-name="P319"><text:span text:style-name="T320">Базовый адрес сети: </text:span><text:span text:style-name="T321">10.129.56.0/23</text:span><text:span text:style-name="T322">.</text:span></text:p>
        </text:list-item>
        <text:list-item>
          <text:p text:style-name="P323"><text:span text:style-name="T324">Диапазон адресов: </text:span><text:span text:style-name="T325">10.129.56.1 – 10.129.57.254</text:span><text:span text:style-name="T326">.</text:span></text:p>
        </text:list-item>
        <text:list-item>
          <text:p text:style-name="P327"><text:span text:style-name="T328">Широковещательный адрес: </text:span><text:span text:style-name="T329">10.129.57.255</text:span><text:span text:style-name="T330">.</text:span></text:p>
        </text:list-item>
        <text:list-item>
          <text:p text:style-name="P331">Подсети распределены с учетом текущих и будущих потребностей</text:p>
        </text:list-item>
      </text:list>
      <text:p text:style-name="P332"/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style:vertical-align="auto" fo:line-height="150%"/>
      <style:text-properties style:font-name="Times New Roman" style:font-name-asian="Times New Roman" style:font-name-complex="Times New Roman" fo:font-weight="bold" style:font-weight-asian="bold" fo:color="#000000" style:letter-kerning="false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Основнойтекст" style:display-name="Основной текст" style:family="paragraph" style:parent-style-name="Обычный">
      <style:paragraph-properties fo:widows="0" fo:orphans="0" style:text-autospace="none" style:vertical-align="auto"/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 fo:hyphenate="tru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style:letter-kerning="false" fo:font-size="14pt" style:font-size-asian="14pt" style:font-size-complex="14pt" fo:language="ru" fo:country="RU" style:language-asian="en" style:country-asian="US" style:language-complex="ar" style:country-complex="SA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d Dedov</dc:creator>
    <meta:creation-date>2025-02-17T08:07:00Z</meta:creation-date>
    <dc:date>2025-02-24T07:10:00Z</dc:date>
    <meta:template xlink:href="Normal" xlink:type="simple"/>
    <meta:editing-cycles>15</meta:editing-cycles>
    <meta:editing-duration>PT4740S</meta:editing-duration>
    <meta:document-statistic meta:page-count="3" meta:paragraph-count="6" meta:word-count="454" meta:character-count="3038" meta:row-count="21" meta:non-whitespace-character-count="2590"/>
  </office:meta>
</office:document-meta>
</file>